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roid Serif" svg:font-family="'Droid Serif'"/>
    <style:font-face style:name="Verdana" svg:font-family="Verdana, sans-serif"/>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margin-left="0cm" fo:margin-right="0cm" fo:orphans="2" fo:widows="2" fo:text-indent="0cm" style:auto-text-indent="false"/>
      <style:text-properties fo:font-variant="normal" fo:text-transform="none" fo:color="#000000" style:font-name="sans-serif" fo:letter-spacing="normal" fo:font-style="normal" fo:font-weight="normal"/>
    </style:style>
    <style:style style:name="T1" style:family="text">
      <style:text-properties fo:font-style="italic" style:font-style-asian="italic" style:font-style-complex="italic"/>
    </style:style>
    <style:style style:name="T2" style:family="text">
      <style:text-properties style:font-name="arial" fo:font-size="9.75pt" fo:font-style="normal" fo:font-weight="normal"/>
    </style:style>
    <style:style style:name="T3" style:family="text">
      <style:text-properties fo:font-variant="normal" fo:text-transform="none" fo:color="#000000" style:font-name="Verdana" fo:font-size="12pt" fo:letter-spacing="normal" fo:font-style="normal" fo:font-weight="normal"/>
    </style:style>
    <style:style style:name="T4" style:family="text">
      <style:text-properties fo:font-variant="normal" fo:text-transform="none" fo:color="#005a91" style:font-name="Verdana"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text:h>
      <text:p text:style-name="Text_20_body">The (index|map|dictionary) is one of the most commonly required interfaces, with an extremely simple and intuitive interface: add(key, value), delete(key), read(key).</text:p>
      <text:p text:style-name="Text_20_body">A good implementation of this interface must firstly guarantee low limits on the time of each operation – whence data structures like the B-tree and the red-black tree.</text:p>
      <text:p text:style-name="Text_20_body">Secondly, and more recently, a good implementation must guarantee correctness when accessed concurrently by multiple readers and writers – whence B-Link trees and concurrent red-black trees.</text:p>
      <text:p text:style-name="Text_20_body">The correctness of an implementation of these algorithms is not easy to see. <text:s/>The reasons for this are (1) that the algorithm is complex, and (2) the concurrency and memory models used by the implementation are not rigorously specified.</text:p>
      <text:h text:style-name="Heading_20_2" text:outline-level="2">Solution</text:h>
      <text:p text:style-name="Text_20_body">One rigorous specification for C++ concurrency on the x86 has been given by Sewell, <text:span text:style-name="T1">et al</text:span>. <text:s/>This provides a basis for proving the correctness of algorithms implemented on this stack.</text:p>
      <text:p text:style-name="Text_20_body">In particular, this project aims to demonstrate the correctness of an implementation of a concurrent index structure (most likely a red-black tree) in C++ running on the x86.</text:p>
      <text:h text:style-name="Heading_20_2" text:outline-level="2">Background Paper</text:h>
      <text:p text:style-name="Text_20_body">The background paper is a literature survey for the individual project that will be carried out in the second term, due on the date given on the main page. The background paper allows students to prepare for their project by reading essential material prior to commencing the project work. There is no minimum or maximum page length, but typically papers are between 10 and 20 pages long. The material in this paper can be incorporated into the project final report.</text:p>
      <text:h text:style-name="Heading_20_2" text:outline-level="2">Background reading: summaries</text:h>
      <text:h text:style-name="Heading_20_3" text:outline-level="3">Hiding the Complexity of Concurrent Indexes</text:h>
      <text:p text:style-name="Text_20_body">da Rocha Pinto, Dinsdale-Young, Dodds, Gardner, Wheelhouse</text:p>
      <text:p text:style-name="Table_20_Contents">“Index data structures, such as BLink trees and hash tables, are commonly used in database implementations. A database implementor typically works with a high-level view of indexes as mappings from keys to values. Using this high-level view, he is able to build up complex abstractions such as transactions, without needing to know exactly how indexes work ‘under the hood’. <text:s/>This high-level intuition breaks down when the index is accessed concurrently. If two threads share access to a key, neither can be sure whether the other has removed its value. A specification of a concurrent index must account for this sharing. Also, the algorithms that implement concurrent indexes are highly complex and subtle. Justifying the use of a high-level specification requires hiding the complexity of</text:p>
      <text:p text:style-name="Text_20_body">an implementation and is thus a major challenge. In this paper, we give an abstract specification for concurrent indexes, and prove that it is satisfied by concrete implementations. Our specification captures high-level sharing of index elements, allowing collaboration between threads. <text:s/>We show that a widely-used implementation based on Blink trees is correct with respect to our abstract specification.Finally, we demonstrate that our specification is useful by verifying several client algorithms.”</text:p>
      <text:h text:style-name="Heading_20_3" text:outline-level="3"><text:soft-page-break/>Separation Logic: A Logic for Shared Mutable Data Structures</text:h>
      <text:p text:style-name="Text_20_body">John C. Reynolds</text:p>
      <text:p text:style-name="Text_20_body">“In joint work with Peter O’Hearn and others, based on early ideas of Burstall, we have developed an extension of Hoare logic that permits reasoning about low-level imperative programs that use shared mutable data structure. The simple imperative programming language is extended with commands (not expressions) for accessing and modifying shared structures, and for explicit allocation and deallocation of storage. Assertions are extended by intro ducing a “separating conjunction” that asserts that its subformulas hold for disjoint parts of the heap, and a closely related “separating implication”. Coupled with the inductive definition of predicates on abstract data structures, this extension permits the concise and flexible description of structures with controlled sharing. In this paper, we will survey the current development of this program logic, including extensions that permit unrestricted address arithmetic, dynamically allocated arrays, and recursive procedures. We will also discuss promising future directions.”</text:p>
      <text:h text:style-name="Heading_20_3" text:outline-level="3">Separation Logic and Abstraction</text:h>
      <text:p text:style-name="Text_20_body">Matthew Parkinson, Gavin Bierman</text:p>
      <text:p text:style-name="Text_20_body">“In this paper we address the problem of writing specifications for programs that use various forms of modularity, including procedures and Java-like classes. We build on the formalism of separation logic and introduce the new notion of an abstract predicate and, more generally, abstract predicate families. This provides a flexible mechanism for reasoning about the different forms of abstraction found in modern programming languages, such as abstract datatypes and objects. As well as demonstrating the soundness of our proof system, we illustrate its utility with a series of examples.”</text:p>
      <text:h text:style-name="Heading_20_3" text:outline-level="3">Mathematizing C++ Concurrency</text:h>
      <text:p text:style-name="Table_20_Contents">Batty, Owens, Sarkar, Sewell, Weber</text:p>
      <text:p text:style-name="Table_20_Contents">“Shared-memory concurrency in C and C++ is pervasive in systems programming, but has long been poorly defined. This motivated an ongoing shared effort by the standards committees to specifyconcurrent behaviour in the next versions of both languages. They aim to provide strong guarantees for race-free programs, together with new (but subtle) relaxed-memory atomic primitives for high-performance concurrent code. However, the current draft standards, while the result of careful deliberation, are still rather far from clear and rigorous definitions. In this paper we establish a mathematical (yet readable) semantics for C++ concurrency. We aim to capture the intent of the current draft as closely as possible, but discuss a number of points where this is not straightforward. We prove that a proposed x86 implementation of the concurrency primitives is correct with respect to the x86-TSO model, and describe our C PPMEM tool for exploring the semantics of examples, using code generated from our Isabelle/HOL definitions. <text:s/>This will aid discussion of any further changes to the draft standard, provide a correctness condition for compilers, and give a much-needed basis for analysis and verification of concurrent C and C++ programs.”</text:p>
      <text:h text:style-name="Heading_20_3" text:outline-level="3">The Art of the Multiprocessor Programming (relevant sections)</text:h>
      <text:p text:style-name="Table_20_Contents">Herlihy, Shavit</text:p>
      <text:h text:style-name="Heading_20_3" text:outline-level="3">The Performance of Concurrent Red-Black Tree Algorithms</text:h>
      <text:p text:style-name="Table_20_Contents">Sabine Hanke</text:p>
      <text:p text:style-name="Table_20_Contents"><text:soft-page-break/>“Relaxed balancing has become a commonly used concept in the design of concurrent search tree algorithms. Many different relaxed balancing algorithms have been proposed, especially for red-black trees and AVL-trees, but their performance in concurrent environments is not yet well understood. This paper presents an experimental comparison of the strictly balanced red-black tree and three relaxed balancing algorithms for red-black trees using the simulation of a multi-processor machine.”</text:p>
      <text:h text:style-name="Heading_20_3" text:outline-level="3">Concurrent Rebalancing on HyperRed-Black Trees</text:h>
      <text:p text:style-name="Text_20_body">Gabarro, Messeguer, Riu</text:p>
      <text:p text:style-name="Text_20_body">“The HyperRed-Black trees are a relaxed version of Red-Black trees accepting high degree of concurrency. In the Red-Black trees consecutive red nodes are forbidden. This restriction has been withdrawn in the Chromatic trees introduced by O. Nurmi and E. Soisalon-Soininen. These trees have been designed to deal concurrently with insertions and deletions. A major motivation of Chromatic trees seems to be a good performance of the concurrent deletions algorithm. However; concurrent insertions have a serious drawback: in big cluster of red nodes only the top node can be updated. Direct updating inside the cluster is forbidden. This approach gives us limited degree of concurrency. The HyperRed-Black trees has been designed to solve this problem. It is possible to update red nodes in the inside of a red cluster: In a HyperRed-Black tree nodes can have a multiplicity of colors; they can be red, black or hyper-red.”</text:p>
      <text:h text:style-name="Heading_20_3" text:outline-level="3">A Concurrent Blink-Tree Algorithm Using a Cooperative Locking Protocol</text:h>
      <text:p text:style-name="Text_20_body">Sung-Chae Lim, Joonseon Ahn, and Myoung Ho Kim</text:p>
      <text:p text:style-name="Text_20_body">“Abstract. We present a new concurrent Blink -tree algorithm that provides a concurrent tree restructuring mechanism for handling underflow nodes as well as overflow nodes. Our algorithm does not require any lock for downward searching and preserves bottom-up tree restructuring without deadlock. To this end, we develop a new locking mechanism for inserters and deleters and a node update rule that preserves the semantical tree consistency during tree restructuring. Our analytical experiment shows that the overhead of additional disk I/O is acceptabl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roid Serif" svg:font-family="'Droid Serif'"/>
    <style:font-face style:name="Verdana" svg:font-family="Verdana, sans-serif"/>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Fisher</meta:initial-creator>
    <meta:creation-date>2011-02-28T11:16:57</meta:creation-date>
    <meta:generator>OpenOffice.org/3.2$Unix OpenOffice.org_project/320m12$Build-9483</meta:generator>
    <dc:date>2011-02-28T13:10:11</dc:date>
    <dc:creator>James Fisher</dc:creator>
    <meta:editing-duration>PT01H53M17S</meta:editing-duration>
    <meta:editing-cycles>14</meta:editing-cycles>
    <meta:document-statistic meta:table-count="0" meta:image-count="0" meta:object-count="0" meta:page-count="3" meta:paragraph-count="35" meta:word-count="1275" meta:character-count="8487"/>
  </office:meta>
</office:document-meta>
</file>